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Tabla1" style:family="table">
      <style:table-properties style:width="15.335cm" table:align="left"/>
    </style:style>
    <style:style style:name="Tabla1.A" style:family="table-column">
      <style:table-column-properties style:column-width="4.775cm"/>
    </style:style>
    <style:style style:name="Tabla1.B" style:family="table-column">
      <style:table-column-properties style:column-width="8.013cm"/>
    </style:style>
    <style:style style:name="Tabla1.C" style:family="table-column">
      <style:table-column-properties style:column-width="2.54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3" style:family="paragraph" style:parent-style-name="Heading_20_4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4" style:family="paragraph" style:parent-style-name="Quotations">
      <style:paragraph-properties fo:margin-left="1cm" fo:margin-right="1cm" fo:margin-top="0cm" fo:margin-bottom="0.499cm" style:contextual-spacing="false" fo:text-align="start" style:justify-single-word="false" fo:orphans="2" fo:widows="2" fo:text-indent="0cm" style:auto-text-indent="false" fo:padding-left="0.049cm" fo:padding-right="0cm" fo:padding-top="0cm" fo:padding-bottom="0cm" fo:border-left="3.74pt solid #8f959e" fo:border-right="none" fo:border-top="none" fo:border-bottom="none"/>
      <style:text-properties fo:font-variant="normal" fo:text-transform="none" fo:color="#495057" loext:opacity="100%" fo:letter-spacing="normal" loext:padding="0cm" loext:border="none"/>
    </style:style>
    <style:style style:name="P5" style:family="paragraph" style:parent-style-name="Quotations" style:list-style-name="L6"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Montserrat" fo:font-size="11.25pt" fo:letter-spacing="normal" fo:font-style="normal" fo:font-weight="normal" loext:padding="0cm" loext:border="none"/>
    </style:style>
    <style:style style:name="P6" style:family="paragraph" style:parent-style-name="Quotations"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P16" style:family="paragraph" style:parent-style-name="Text_20_body" style:list-style-name="L8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P17" style:family="paragraph" style:parent-style-name="Text_20_body" style:list-style-name="L7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fo:letter-spacing="normal" loext:padding="0cm" loext:border="none"/>
    </style:style>
    <style:style style:name="P18" style:family="paragraph" style:parent-style-name="Text_20_body" style:list-style-name="L9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fo:letter-spacing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 style:list-style-name="L3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 style:list-style-name="L7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8" style:family="paragraph" style:parent-style-name="Text_20_body" style:list-style-name="L7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Montserrat" fo:font-size="11.25pt" fo:font-style="normal" fo:font-weight="normal"/>
    </style:style>
    <style:style style:name="T3" style:family="text">
      <style:text-properties fo:font-variant="normal" fo:text-transform="none" fo:color="#1d2125" loext:opacity="100%" style:font-name="Montserrat" fo:font-size="11.25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dee2e6"/>
    </style:style>
    <style:style style:name="T4" style:family="text">
      <style:text-properties fo:font-variant="normal" fo:text-transform="none" fo:color="#1d2125" loext:opacity="100%" style:font-name="Montserrat" fo:font-size="11.2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1d2125" loext:opacity="100%" style:font-name="Montserrat" fo:font-size="11.25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solid #dee2e6"/>
    </style:style>
    <style:style style:name="T6" style:family="text">
      <style:text-properties fo:font-variant="normal" fo:text-transform="none" fo:color="#1d2125" loext:opacity="100%" style:font-name="Montserrat" fo:font-size="11.2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203a" loext:opacity="100%" style:font-name="Montserrat" fo:font-size="11.2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203a" loext:opacity="100%" style:font-name="SFMono-Regular" fo:font-size="9.7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495057" loext:opacity="100%" style:font-name="Montserrat" fo:font-size="11.2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495057" loext:opacity="100%" fo:letter-spacing="normal" loext:padding="0cm" loext:border="none"/>
    </style:style>
    <style:style style:name="T11" style:family="text">
      <style:text-properties fo:font-variant="normal" fo:text-transform="none" fo:color="#db1a74" loext:opacity="100%" style:font-name="SFMono-Regular" fo:font-size="9.75pt" fo:letter-spacing="normal" fo:font-style="normal" fo:font-weight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yui_3_18_1_1_1762594957870_92">
        <text:section text:style-name="Sect1" text:name="yui_3_18_1_1_1762594957870_91">
          <text:p text:style-name="P7"/>
          <text:section text:style-name="Sect1" text:name="yui_3_18_1_1_1762594957870_90">
            <text:p text:style-name="P7"><text:span text:style-name="Strong_20_Emphasis"><text:span text:style-name="T1">Apertura:</text:span></text:span> martes, 28 de octubre de 2025, 08:00</text:p>
          </text:section>
          <text:p text:style-name="P7"><text:span text:style-name="Strong_20_Emphasis"><text:span text:style-name="T3">Cierre:</text:span></text:span><text:span text:style-name="T5"> martes, 11 de noviembre de 2025, 19:00</text:span></text:p>
        </text:section>
      </text:section>
      <text:section text:style-name="Sect1" text:name="intro">
        <text:h text:style-name="P1" text:outline-level="2"><text:span text:style-name="Strong_20_Emphasis"><text:span text:style-name="T4">Objetivo del Laboratorio</text:span></text:span></text:h>
        <text:p text:style-name="P19"><text:span text:style-name="T6">El objetivo de este laboratorio es aplicar de manera integrada las competencias adquiridas durante la especialización en Análisis de Datos, desarrollando un </text:span><text:span text:style-name="Strong_20_Emphasis"><text:span text:style-name="T4">proceso completo de análisis</text:span></text:span><text:span text:style-name="T6"> que incluya:</text:span></text:p>
        <text:list text:style-name="L1">
          <text:list-item>
            <text:p text:style-name="P20"><text:span text:style-name="Strong_20_Emphasis"><text:span text:style-name="T4">Extracción, Transformación y Carga (ETL)</text:span></text:span><text:span text:style-name="T6"> de un conjunto de datos de su elección.</text:span></text:p>
          </text:list-item>
          <text:list-item>
            <text:p text:style-name="P20"><text:span text:style-name="Strong_20_Emphasis"><text:span text:style-name="T4">Análisis Exploratorio de Datos (EDA)</text:span></text:span><text:span text:style-name="T6"> utilizando </text:span><text:span text:style-name="Strong_20_Emphasis"><text:span text:style-name="T4">Python y pandas</text:span></text:span><text:span text:style-name="T6">.</text:span></text:p>
          </text:list-item>
          <text:list-item>
            <text:p text:style-name="P20"><text:span text:style-name="Strong_20_Emphasis"><text:span text:style-name="T4">Interpretación analítica</text:span></text:span><text:span text:style-name="T6"> respondiendo </text:span><text:span text:style-name="Strong_20_Emphasis"><text:span text:style-name="T4">tres preguntas de negocio</text:span></text:span><text:span text:style-name="T6"> basadas en la exploración.</text:span></text:p>
          </text:list-item>
          <text:list-item>
            <text:p text:style-name="P20"><text:span text:style-name="Strong_20_Emphasis"><text:span text:style-name="T4">Publicación del trabajo</text:span></text:span><text:span text:style-name="T6"> en un repositorio de </text:span><text:span text:style-name="Strong_20_Emphasis"><text:span text:style-name="T4">GitHub</text:span></text:span><text:span text:style-name="T6">, con un enlace funcional a un </text:span><text:span text:style-name="Strong_20_Emphasis"><text:span text:style-name="T4">Google Colab Notebook</text:span></text:span><text:span text:style-name="T6"> ejecutable. </text:span></text:p>
          </text:list-item>
        </text:list>
        <text:h text:style-name="P1" text:outline-level="2"><text:span text:style-name="Strong_20_Emphasis"><text:span text:style-name="T4">Requerimientos Técnicos</text:span></text:span></text:h>
        <text:list text:style-name="L2">
          <text:list-item>
            <text:p text:style-name="P21"><text:span text:style-name="Strong_20_Emphasis"><text:span text:style-name="T4">Lenguaje:</text:span></text:span><text:span text:style-name="T6"> Python</text:span></text:p>
          </text:list-item>
          <text:list-item>
            <text:p text:style-name="P22"><text:span text:style-name="Strong_20_Emphasis"><text:span text:style-name="T4">Librerías principales:</text:span></text:span></text:p>
            <text:list>
              <text:list-item>
                <text:p text:style-name="P10">Pandas</text:p>
              </text:list-item>
              <text:list-item>
                <text:p text:style-name="P10">SQLAlchemy</text:p>
              </text:list-item>
            </text:list>
          </text:list-item>
          <text:list-item>
            <text:p text:style-name="P21"><text:span text:style-name="Strong_20_Emphasis"><text:span text:style-name="T4">Entorno:</text:span></text:span><text:span text:style-name="T6"> Google Colab</text:span></text:p>
          </text:list-item>
          <text:list-item>
            <text:p text:style-name="P21"><text:span text:style-name="Strong_20_Emphasis"><text:span text:style-name="T4">Repositorio:</text:span></text:span><text:span text:style-name="T6"> GitHub (público)</text:span></text:p>
          </text:list-item>
        </text:list>
        <text:h text:style-name="P1" text:outline-level="2"><text:span text:style-name="Strong_20_Emphasis"><text:span text:style-name="T4">Consigna</text:span></text:span></text:h>
        <text:h text:style-name="P3" text:outline-level="4"><text:span text:style-name="T4">1. </text:span><text:span text:style-name="Strong_20_Emphasis"><text:span text:style-name="T4">ETL – Extracción, Transformación y Carga</text:span></text:span></text:h>
        <text:p text:style-name="P19"><text:span text:style-name="T6">Seleccioná un dataset </text:span><text:span text:style-name="Strong_20_Emphasis"><text:span text:style-name="T4">de fuente pública</text:span></text:span><text:span text:style-name="T6"> (por ejemplo: </text:span><text:span text:style-name="T7">Kaggle, datos.gob.ar</text:span><text:span text:style-name="T6"><text:line-break/>, o cualquier API abierta).</text:span></text:p>
        <text:p text:style-name="P11">En tu notebook, deberás:</text:p>
        <text:list text:style-name="L3">
          <text:list-item>
            <text:p text:style-name="P23"><text:span text:style-name="Strong_20_Emphasis"><text:span text:style-name="T4">Extraer:</text:span></text:span><text:span text:style-name="T6"> importar el dataset a tu entorno (puede ser CSV, Excel, SQL o API).</text:span></text:p>
          </text:list-item>
          <text:list-item>
            <text:p text:style-name="P24"><text:span text:style-name="Strong_20_Emphasis"><text:span text:style-name="T4">Transformar:</text:span></text:span></text:p>
            <text:list>
              <text:list-item>
                <text:p text:style-name="P12">Limpiar valores faltantes y duplicados.</text:p>
              </text:list-item>
              <text:list-item>
                <text:p text:style-name="P12">Corregir tipos de datos.</text:p>
              </text:list-item>
              <text:list-item>
                <text:p text:style-name="P12">Generar nuevas variables derivadas (por ejemplo, indicadores, ratios o categorías).</text:p>
              </text:list-item>
            </text:list>
          </text:list-item>
          <text:list-item>
            <text:p text:style-name="P23"><text:span text:style-name="Strong_20_Emphasis"><text:span text:style-name="T4">Cargar:</text:span></text:span><text:span text:style-name="T6"> dejar listo el DataFrame final para análisis, documentando el proceso.</text:span></text:p>
          </text:list-item>
        </text:list>
        <text:p text:style-name="P6"><text:span text:style-name="T10">💡 </text:span><text:span text:style-name="Emphasis"><text:span text:style-name="T9">Sugerencia:</text:span></text:span><text:span text:style-name="T9"> incluí celdas con comentarios explicativos sobre cada paso ETL.</text:span></text:p>
        <text:h text:style-name="P3" text:outline-level="4"><text:span text:style-name="T4">2. </text:span><text:span text:style-name="Strong_20_Emphasis"><text:span text:style-name="T4">EDA – Análisis Exploratorio de Datos</text:span></text:span></text:h>
        <text:p text:style-name="P19"><text:span text:style-name="T6">Realizá un análisis que permita </text:span><text:span text:style-name="Strong_20_Emphasis"><text:span text:style-name="T4">conocer, visualizar y comprender</text:span></text:span><text:span text:style-name="T6"> las relaciones dentro del dataset.</text:span></text:p>
        <text:p text:style-name="P11"><text:soft-page-break/>El EDA debe incluir:</text:p>
        <text:list text:style-name="L4">
          <text:list-item>
            <text:p text:style-name="P25"><text:span text:style-name="T6">Análisis de la estructura de datos (</text:span><text:span text:style-name="Source_20_Text"><text:span text:style-name="T11">info()</text:span></text:span><text:span text:style-name="T6">, </text:span><text:span text:style-name="Source_20_Text"><text:span text:style-name="T11">describe()</text:span></text:span><text:span text:style-name="T6">, tipos de variables, etc.).</text:span></text:p>
          </text:list-item>
          <text:list-item>
            <text:p text:style-name="P13">Interpretación textual de los hallazgos.</text:p>
          </text:list-item>
        </text:list>
        <text:h text:style-name="P3" text:outline-level="4"><text:span text:style-name="T4">3. </text:span><text:span text:style-name="Strong_20_Emphasis"><text:span text:style-name="T4">Preguntas de Negocio</text:span></text:span></text:h>
        <text:p text:style-name="P19"><text:span text:style-name="T6">Formulá y respondé </text:span><text:span text:style-name="Strong_20_Emphasis"><text:span text:style-name="T4">tres preguntas de negocio</text:span></text:span><text:span text:style-name="T6"> basadas en el dataset seleccionado.<text:line-break/>Cada pregunta debe poder responderse con un </text:span><text:span text:style-name="Strong_20_Emphasis"><text:span text:style-name="T4">análisis descriptivo</text:span></text:span><text:span text:style-name="T6"> y </text:span><text:span text:style-name="Strong_20_Emphasis"><text:span text:style-name="T4">visualización clara</text:span></text:span><text:span text:style-name="T6">.</text:span></text:p>
        <text:p text:style-name="P11">Ejemplos:</text:p>
        <text:list text:style-name="L5">
          <text:list-item>
            <text:p text:style-name="P14">¿Qué categoría de producto tiene mayor volumen de ventas promedio por mes?</text:p>
          </text:list-item>
          <text:list-item>
            <text:p text:style-name="P14">¿Cómo evoluciona la cantidad de usuarios activos a lo largo del año?</text:p>
          </text:list-item>
          <text:list-item>
            <text:p text:style-name="P14">¿Qué relación existe entre el precio y la satisfacción del cliente?</text:p>
          </text:list-item>
        </text:list>
        <text:p text:style-name="P4">✅ <text:span text:style-name="T2">Cada respuesta debe incluir:</text:span></text:p>
        <text:list text:style-name="L6">
          <text:list-item>
            <text:p text:style-name="P5">Tabla con la evidencia.</text:p>
          </text:list-item>
          <text:list-item>
            <text:p text:style-name="P5">Breve interpretación del resultado.</text:p>
          </text:list-item>
        </text:list>
        <text:h text:style-name="P3" text:outline-level="4"><text:span text:style-name="T4">4. </text:span><text:span text:style-name="Strong_20_Emphasis"><text:span text:style-name="T4">Publicación y Entrega</text:span></text:span></text:h>
        <text:list text:style-name="L7">
          <text:list-item>
            <text:p text:style-name="P26"><text:span text:style-name="T6">Subí tu notebook a </text:span><text:span text:style-name="Strong_20_Emphasis"><text:span text:style-name="T4">GitHub</text:span></text:span><text:span text:style-name="T6">.</text:span></text:p>
          </text:list-item>
          <text:list-item>
            <text:p text:style-name="P27"><text:span text:style-name="T6">Incluí un enlace en el </text:span><text:span text:style-name="Source_20_Text"><text:span text:style-name="T11">README.md</text:span></text:span><text:span text:style-name="T6"> que permita </text:span><text:span text:style-name="Strong_20_Emphasis"><text:span text:style-name="T4">abrir el notebook en Google Colab</text:span></text:span><text:span text:style-name="T6"> con el botón:</text:span></text:p>
            <text:p text:style-name="P17"> </text:p>
            <text:p text:style-name="P28"><text:span text:style-name="Source_20_Text"><text:span text:style-name="T11">[![Abrir en Colab](</text:span></text:span><text:a xlink:type="simple" xlink:href="https://colab.research.google.com/assets/colab-badge.svg" text:style-name="Internet_20_link" text:visited-style-name="Visited_20_Internet_20_Link"><text:span text:style-name="Source_20_Text"><text:span text:style-name="T8">https://colab.research.google.com/assets/colab-badge.svg</text:span></text:span></text:a><text:span text:style-name="Source_20_Text"><text:span text:style-name="T11">)](</text:span></text:span><text:a xlink:type="simple" xlink:href="https://colab.research.google.com/github/tu_usuario/tu_repo/blob/main/tu_notebook.ipynb" text:style-name="Internet_20_link" text:visited-style-name="Visited_20_Internet_20_Link"><text:span text:style-name="Source_20_Text"><text:span text:style-name="T8">https://colab.research.google.com/github/tu_usuario/tu_repo/blob/main/tu_notebook.ipynb</text:span></text:span></text:a><text:span text:style-name="Source_20_Text"><text:span text:style-name="T11">)</text:span></text:span></text:p>
          </text:list-item>
          <text:list-item>
            <text:p text:style-name="P15">Compartí el enlace del repositorio en el aula virtual como entrega final.</text:p>
          </text:list-item>
        </text:list>
        <text:h text:style-name="P2" text:outline-level="3"><text:span text:style-name="Strong_20_Emphasis"><text:span text:style-name="T4">Requisitos Mínimos para la Aprobación</text:span></text:span></text:h>
        <text:list text:style-name="L8">
          <text:list-item>
            <text:p text:style-name="P16">Proceso ETL completo, documentado y funcional.</text:p>
          </text:list-item>
          <text:list-item>
            <text:p text:style-name="P16">Uso correcto de pandas para transformación y limpieza.</text:p>
          </text:list-item>
          <text:list-item>
            <text:p text:style-name="P29"><text:span text:style-name="T6">EDA con </text:span><text:span text:style-name="Strong_20_Emphasis"><text:span text:style-name="T4">al menos 3 visualizaciones significativas</text:span></text:span><text:span text:style-name="T6">.</text:span></text:p>
          </text:list-item>
          <text:list-item>
            <text:p text:style-name="P29"><text:span text:style-name="T6">Formulación y respuesta de </text:span><text:span text:style-name="Strong_20_Emphasis"><text:span text:style-name="T4">3 preguntas de negocio</text:span></text:span><text:span text:style-name="T6"> con interpretación.</text:span></text:p>
          </text:list-item>
          <text:list-item>
            <text:p text:style-name="P16">Notebook correctamente comentado, con estructura clara y profesional.</text:p>
          </text:list-item>
          <text:list-item>
            <text:p text:style-name="P16">Repositorio en GitHub con enlace a Colab funcional.</text:p>
          </text:list-item>
        </text:list>
        <text:h text:style-name="P2" text:outline-level="3"><text:span text:style-name="Strong_20_Emphasis"><text:span text:style-name="T4">Criterios de Evaluación</text:span></text:span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9">Criterio</text:p>
              </table:table-cell>
              <table:table-cell table:style-name="Tabla1.A1" office:value-type="string">
                <text:p text:style-name="P9">Descripción</text:p>
              </table:table-cell>
              <table:table-cell table:style-name="Tabla1.A1" office:value-type="string">
                <text:p text:style-name="P9">Ponderación</text:p>
              </table:table-cell>
            </table:table-row>
          </table:table-header-rows>
          <table:table-row>
            <table:table-cell table:style-name="Tabla1.A1" office:value-type="string">
              <text:p text:style-name="P8">ETL</text:p>
            </table:table-cell>
            <table:table-cell table:style-name="Tabla1.A1" office:value-type="string">
              <text:p text:style-name="P8">Extracción, limpieza y preparación del dataset</text:p>
            </table:table-cell>
            <table:table-cell table:style-name="Tabla1.A1" office:value-type="string">
              <text:p text:style-name="P8">30%</text:p>
            </table:table-cell>
          </table:table-row>
          <table:table-row>
            <table:table-cell table:style-name="Tabla1.A1" office:value-type="string">
              <text:p text:style-name="P8">EDA</text:p>
            </table:table-cell>
            <table:table-cell table:style-name="Tabla1.A1" office:value-type="string">
              <text:p text:style-name="P8">Exploración, gráficos y análisis descriptivo</text:p>
            </table:table-cell>
            <table:table-cell table:style-name="Tabla1.A1" office:value-type="string">
              <text:p text:style-name="P8">30%</text:p>
            </table:table-cell>
          </table:table-row>
          <table:table-row>
            <table:table-cell table:style-name="Tabla1.A1" office:value-type="string">
              <text:p text:style-name="P8">Preguntas de negocio</text:p>
            </table:table-cell>
            <table:table-cell table:style-name="Tabla1.A1" office:value-type="string">
              <text:p text:style-name="P8">Relevancia y claridad de respuestas</text:p>
            </table:table-cell>
            <table:table-cell table:style-name="Tabla1.A1" office:value-type="string">
              <text:p text:style-name="P8">25%</text:p>
            </table:table-cell>
          </table:table-row>
          <table:table-row>
            <table:table-cell table:style-name="Tabla1.A1" office:value-type="string">
              <text:p text:style-name="P8">Presentación y publicación</text:p>
            </table:table-cell>
            <table:table-cell table:style-name="Tabla1.A1" office:value-type="string">
              <text:p text:style-name="P8">Claridad, estructura, GitHub y Colab</text:p>
            </table:table-cell>
            <table:table-cell table:style-name="Tabla1.A1" office:value-type="string">
              <text:p text:style-name="Table_20_Contents">15%</text:p>
            </table:table-cell>
          </table:table-row>
        </table:table>
        <text:list text:style-name="L9">
          <text:list-item>
            <text:p text:style-name="P18"> 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06:43:55.414050879</meta:creation-date>
    <dc:date>2025-11-08T06:44:55.079796553</dc:date>
    <meta:editing-duration>PT1M2S</meta:editing-duration>
    <meta:editing-cycles>1</meta:editing-cycles>
    <meta:document-statistic meta:table-count="1" meta:image-count="0" meta:object-count="0" meta:page-count="2" meta:paragraph-count="70" meta:word-count="477" meta:character-count="3212" meta:non-whitespace-character-count="2831"/>
    <meta:generator>LibreOffice/24.2.7.2$Linux_X86_64 LibreOffice_project/420$Build-2</meta:generator>
  </office:meta>
</office:document-meta>
</file>